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Byte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972230656" calcext:value-type="float">
            <text:p>972230656</text:p>
          </table:table-cell>
          <table:table-cell/>
          <table:table-cell table:formula="of:=[.B2]/1024/1024" office:value-type="float" office:value="927.19140625" calcext:value-type="float">
            <text:p>927.19</text:p>
          </table:table-cell>
        </table:table-row>
        <table:table-row table:style-name="ro1">
          <table:table-cell office:value-type="string" calcext:value-type="string">
            <text:p>free start</text:p>
          </table:table-cell>
          <table:table-cell office:value-type="float" office:value="939982848" calcext:value-type="float">
            <text:p>939982848</text:p>
          </table:table-cell>
          <table:table-cell table:formula="of:=[.B2]-[.B3]" office:value-type="float" office:value="32247808" calcext:value-type="float">
            <text:p>32247808</text:p>
          </table:table-cell>
          <table:table-cell table:formula="of:=[.B3]/1024/1024" office:value-type="float" office:value="896.4375" calcext:value-type="float">
            <text:p>896.44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151640260" calcext:value-type="float">
            <text:p>151640260</text:p>
          </table:table-cell>
          <table:table-cell/>
          <table:table-cell table:formula="of:=[.B4]/1024/1024" office:value-type="float" office:value="144.615421295166" calcext:value-type="float">
            <text:p>144.62</text:p>
          </table:table-cell>
        </table:table-row>
        <table:table-row table:style-name="ro1">
          <table:table-cell office:value-type="string" calcext:value-type="string">
            <text:p>backup</text:p>
          </table:table-cell>
          <table:table-cell office:value-type="float" office:value="367143" calcext:value-type="float">
            <text:p>367143</text:p>
          </table:table-cell>
          <table:table-cell/>
          <table:table-cell table:formula="of:=[.B5]/1024/1024" office:value-type="float" office:value="0.35013484954834" calcext:value-type="float">
            <text:p>0.35</text:p>
          </table:table-cell>
        </table:table-row>
        <table:table-row table:style-name="ro1">
          <table:table-cell office:value-type="string" calcext:value-type="string">
            <text:p>est free</text:p>
          </table:table-cell>
          <table:table-cell office:value-type="float" office:value="787975445" calcext:value-type="float">
            <text:p>787975445</text:p>
          </table:table-cell>
          <table:table-cell table:formula="of:=[.B4]+[.B5]" office:value-type="float" office:value="152007403" calcext:value-type="float">
            <text:p>152007403</text:p>
          </table:table-cell>
          <table:table-cell table:formula="of:=[.B6]/1024/1024" office:value-type="float" office:value="751.471943855286" calcext:value-type="float">
            <text:p>751.47</text:p>
          </table:table-cell>
        </table:table-row>
        <table:table-row table:style-name="ro1">
          <table:table-cell office:value-type="string" calcext:value-type="string">
            <text:p>act Free</text:p>
          </table:table-cell>
          <table:table-cell office:value-type="float" office:value="635625472" calcext:value-type="float">
            <text:p>635625472</text:p>
          </table:table-cell>
          <table:table-cell table:formula="of:=[.B6]-[.B7]" office:value-type="float" office:value="152349973" calcext:value-type="float">
            <text:p>152349973</text:p>
          </table:table-cell>
          <table:table-cell table:formula="of:=[.B7]/1024/1024" office:value-type="float" office:value="606.1796875" calcext:value-type="float">
            <text:p>606.18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8:32:09.578589143</meta:creation-date>
    <dc:date>2018-11-08T08:48:53.944074746</dc:date>
    <meta:editing-duration>PT6M34S</meta:editing-duration>
    <meta:editing-cycles>1</meta:editing-cycles>
    <meta:document-statistic meta:table-count="1" meta:cell-count="24" meta:object-count="0"/>
    <meta:generator>LibreOffice/6.0.6.2$Linux_X86_64 LibreOffice_project/00m0$Build-2</meta:generator>
  </office:meta>
</office:document-meta>
</file>